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c537" officeooo:paragraph-rsid="0001c537"/>
    </style:style>
    <style:style style:name="P2" style:family="paragraph" style:parent-style-name="Standard">
      <style:text-properties officeooo:rsid="0002a8af" officeooo:paragraph-rsid="0002a8af"/>
    </style:style>
    <style:style style:name="P3" style:family="paragraph" style:parent-style-name="Standard">
      <style:text-properties officeooo:rsid="0002a8af" officeooo:paragraph-rsid="00040973"/>
    </style:style>
    <style:style style:name="P4" style:family="paragraph" style:parent-style-name="Standard">
      <style:text-properties officeooo:paragraph-rsid="00040973"/>
    </style:style>
    <style:style style:name="P5" style:family="paragraph" style:parent-style-name="Standard">
      <style:text-properties officeooo:rsid="0004554d" officeooo:paragraph-rsid="0004554d"/>
    </style:style>
    <style:style style:name="P6" style:family="paragraph" style:parent-style-name="Standard">
      <style:text-properties officeooo:paragraph-rsid="0004554d"/>
    </style:style>
    <style:style style:name="T1" style:family="text">
      <style:text-properties officeooo:rsid="0002a8af"/>
    </style:style>
    <style:style style:name="T2" style:family="text">
      <style:text-properties officeooo:rsid="00040973"/>
    </style:style>
    <style:style style:name="T3" style:family="text">
      <style:text-properties officeooo:rsid="0004554d"/>
    </style:style>
    <style:style style:name="T4" style:family="text">
      <style:text-properties officeooo:rsid="000649ae"/>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mpany – Amazon</text:p>
      <text:p text:style-name="P6"><text:span text:style-name="T3">project - </text:span>Alexa voice assistant technology</text:p>
      <text:p text:style-name="P1"/>
      <text:p text:style-name="P1">(a) Strengths the team possess</text:p>
      <text:p text:style-name="P1"/>
      <text:p text:style-name="P1">TECHNICAL <text:span text:style-name="T1">SKILLS</text:span> :</text:p>
      <text:p text:style-name="P1">- Computer core</text:p>
      <text:p text:style-name="P1">- ENTC core</text:p>
      <text:p text:style-name="P1">- Full Stack Web Development</text:p>
      <text:p text:style-name="P1">- Competitive coding</text:p>
      <text:p text:style-name="P1">- AI , ML</text:p>
      <text:p text:style-name="P1">- Analogue Electronics</text:p>
      <text:p text:style-name="P1">- Digital Electronics</text:p>
      <text:p text:style-name="P1">- Data Structures and Algorithms</text:p>
      <text:p text:style-name="P1">- <text:span text:style-name="T3">Natural Language Processing</text:span></text:p>
      <text:p text:style-name="P1">- Programming languages like : C , Cpp , Python , Java , etc</text:p>
      <text:p text:style-name="P1"/>
      <text:p text:style-name="P2">SOFT SKILLS :</text:p>
      <text:p text:style-name="P1">- <text:span text:style-name="T1">Leadership</text:span></text:p>
      <text:p text:style-name="P1">- <text:span text:style-name="T1">Team spirit</text:span></text:p>
      <text:p text:style-name="P1">- <text:span text:style-name="T1">Creative thinking</text:span></text:p>
      <text:p text:style-name="P1">- <text:span text:style-name="T1">Communication</text:span></text:p>
      <text:p text:style-name="P1">- <text:span text:style-name="T1">Adaptability</text:span></text:p>
      <text:p text:style-name="P1">- <text:span text:style-name="T1">Time management</text:span></text:p>
      <text:p text:style-name="P2">- Attention to detail</text:p>
      <text:p text:style-name="P1">- <text:span text:style-name="T1">Customer service</text:span></text:p>
      <text:p text:style-name="P1">- <text:span text:style-name="T1">Punctuality</text:span></text:p>
      <text:p text:style-name="P1">- <text:span text:style-name="T1">Eagerness to learn</text:span></text:p>
      <text:p text:style-name="P1"/>
      <text:p text:style-name="P1"/>
      <text:p text:style-name="P2">(b) Positions of responsibilties held by team members</text:p>
      <text:p text:style-name="P2"/>
      <text:p text:style-name="P2">- Vice President at Computer Society of India COEP</text:p>
      <text:p text:style-name="P2">- President of English debate society </text:p>
      <text:p text:style-name="P2">- Head (Safety) in Gathering 23</text:p>
      <text:p text:style-name="P2">- Web Head at TedXCOEP</text:p>
      <text:p text:style-name="P2">- Events head at CSI coep</text:p>
      <text:p text:style-name="P2">- Events and Speakers head at COFSUG</text:p>
      <text:p text:style-name="P2">- Software Developer at SDS COEP</text:p>
      <text:p text:style-name="P2">- Active Member at COEP Web Team</text:p>
      <text:p text:style-name="P3">- <text:span text:style-name="T2">Member of </text:span>ASCI COEP</text:p>
      <text:p text:style-name="P2">- Co ordinator (ESM) in Regatta</text:p>
      <text:p text:style-name="P2"/>
      <text:p text:style-name="P2"/>
      <text:p text:style-name="P4"><text:span text:style-name="T2">(c) Services that the team can offer</text:span></text:p>
      <text:p text:style-name="P4"/>
      <text:p text:style-name="P4">- Troubleshooting computer hardware and software issues</text:p>
      <text:p text:style-name="P4">- IT support and maintenance services</text:p>
      <text:p text:style-name="P4">- Cybersecurity services</text:p>
      <text:p text:style-name="P4">- Design and implementation of electronic circuits and systems</text:p>
      <text:p text:style-name="P4">- Embedded systems development</text:p>
      <text:p text:style-name="P4">- Full Stack Web Development</text:p>
      <text:p text:style-name="P4"><text:soft-page-break/>- Database design and management</text:p>
      <text:p text:style-name="P4">- Algorithm design and optimization</text:p>
      <text:p text:style-name="P4">- Development and deployment of machine learning models</text:p>
      <text:p text:style-name="P4">- Data analysis and visualization</text:p>
      <text:p text:style-name="P4">- Design and implementation of <text:span text:style-name="T2">analog and</text:span> digital circuits</text:p>
      <text:p text:style-name="P4">- Software testing and quality assurance services</text:p>
      <text:p text:style-name="P4"/>
      <text:p text:style-name="P4"/>
      <text:p text:style-name="P5">(d) Why our team is the best fit for this project</text:p>
      <text:p text:style-name="P5"/>
      <text:p text:style-name="P5">Our team with a diverse skill set including computer core, ENTC core, full-stack web development, competitive coding, AI/ML, analog and digital electronics, and programming languages like C, C<text:span text:style-name="T4">pp</text:span>, Python, and Java is the perfect fit for Amazon Alexa voice assistant technology. With our ability to design and implement the central server, develop electronic circuits, build web applications, optimize algorithms, create machine learning models, and program FPGAs, the team can deliver a high-quality project. </text:p>
      <text:p text:style-name="P6"><text:span text:style-name="T3">Ourcollaborative nature will ensure the project is delivered on time and meets the highest quality standards.</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2T18:25:43.964577884</meta:creation-date>
    <dc:date>2023-04-02T19:28:07.024585126</dc:date>
    <meta:editing-duration>PT5M14S</meta:editing-duration>
    <meta:editing-cycles>1</meta:editing-cycles>
    <meta:document-statistic meta:table-count="0" meta:image-count="0" meta:object-count="0" meta:page-count="2" meta:paragraph-count="52" meta:word-count="345" meta:character-count="2099" meta:non-whitespace-character-count="1803"/>
    <meta:generator>LibreOffice/6.4.7.2$Linux_X86_64 LibreOffice_project/40$Build-2</meta:generator>
  </office:meta>
</office:document-meta>
</file>